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FKai-SB" svg:font-family="DFKai-SB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end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line-height="115%" fo:orphans="0" fo:widows="0" fo:text-indent="0.1965in" style:auto-text-indent="false"/>
    </style:style>
    <style:style style:name="P5" style:family="paragraph" style:parent-style-name="Standard" style:list-style-name="WWNum4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44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4453in" fo:margin-right="0in" fo:line-height="100%" fo:orphans="0" fo:widows="0" fo:text-indent="0in" style:auto-text-indent="false"/>
    </style:style>
    <style:style style:name="P8" style:family="paragraph" style:parent-style-name="Standard">
      <style:paragraph-properties fo:margin-left="0.44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4465in" fo:margin-right="0in" fo:line-height="100%" fo:text-align="center" style:justify-single-word="false" fo:orphans="0" fo:widows="0" fo:text-indent="0in" style:auto-text-indent="false" fo:break-before="page"/>
    </style:style>
    <style:style style:name="P12" style:family="paragraph" style:parent-style-name="Standard">
      <style:paragraph-properties fo:margin-left="0.4465in" fo:margin-right="0in" fo:line-height="100%" fo:orphans="0" fo:widows="0" fo:text-indent="0in" style:auto-text-indent="false"/>
    </style:style>
    <style:style style:name="P13" style:family="paragraph" style:parent-style-name="Standard" style:list-style-name="WWNum2">
      <style:paragraph-properties fo:margin-left="0.5in" fo:margin-right="0in" fo:line-height="115%" fo:orphans="0" fo:widows="0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115%" fo:orphans="0" fo:widows="0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4917in" fo:margin-right="-0.1264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3">
      <style:paragraph-properties fo:margin-left="0.5in" fo:margin-right="-0.1264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master-page-name="Standard">
      <style:paragraph-properties fo:line-height="100%" fo:text-align="center" style:justify-single-word="false" fo:orphans="0" fo:widows="0"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DFKai-SB" fo:font-size="10pt" fo:font-weight="bold" style:font-name-asian="DFKai-SB1" style:font-size-asian="10pt" style:font-weight-asian="bold" style:font-name-complex="DFKai-SB1" style:font-size-complex="10pt"/>
    </style:style>
    <style:style style:name="T4" style:family="text">
      <style:text-properties style:font-name="DFKai-SB" fo:font-size="13.5pt" fo:font-weight="bold" style:font-name-asian="DFKai-SB1" style:font-size-asian="13.5pt" style:font-weight-asian="bold" style:font-name-complex="DFKai-SB1" style:font-size-complex="13.5pt"/>
    </style:style>
    <style:style style:name="T5" style:family="text">
      <style:text-properties fo:font-size="13.5pt" style:font-size-asian="13.5pt" style:font-size-complex="13.5pt"/>
    </style:style>
    <style:style style:name="T6" style:family="text">
      <style:text-properties fo:font-size="13.5pt" fo:font-weight="bold" style:font-size-asian="13.5pt" style:font-weight-asian="bold" style:font-size-complex="13.5pt"/>
    </style:style>
    <style:style style:name="T7" style:family="text">
      <style:text-properties fo:font-size="13.5pt" style:text-underline-style="none" style:font-size-asian="13.5pt" style:font-size-complex="13.5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3.5pt" fo:font-style="normal" style:text-underline-style="none" style:font-size-asian="13.5pt" style:font-style-asian="normal" style:font-size-complex="13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3.5pt" fo:font-style="normal" style:font-size-asian="13.5pt" style:font-style-asian="normal" style:font-size-complex="13.5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icrosoft JhengHei" fo:font-size="13.5pt" fo:font-style="normal" style:text-underline-style="none" style:font-name-asian="Microsoft JhengHei1" style:font-size-asian="13.5pt" style:font-style-asian="normal" style:font-name-complex="Microsoft JhengHei1" style:font-size-complex="13.5pt"/>
    </style:style>
    <style:style style:name="T12" style:family="text">
      <style:text-properties style:font-name="Microsoft JhengHei" fo:font-size="13.5pt" style:font-name-asian="Microsoft JhengHei1" style:font-size-asian="13.5pt" style:font-name-complex="Microsoft JhengHei1" style:font-size-complex="13.5pt"/>
    </style:style>
    <style:style style:name="T13" style:family="text">
      <style:text-properties style:font-name="Microsoft JhengHei" fo:font-size="13.5pt" fo:font-weight="bold" style:font-name-asian="Microsoft JhengHei1" style:font-size-asian="13.5pt" style:font-weight-asian="bold" style:font-name-complex="Microsoft JhengHei1" style:font-size-complex="13.5pt"/>
    </style:style>
    <style:style style:name="T14" style:family="text">
      <style:text-properties style:font-name="Microsoft JhengHei" fo:font-size="13pt" style:font-name-asian="Microsoft JhengHei1" style:font-size-asian="13pt" style:font-name-complex="Microsoft JhengHei1" style:font-size-complex="13pt"/>
    </style:style>
    <style:style style:name="T15" style:family="text">
      <style:text-properties style:font-name="Microsoft JhengHei" fo:font-size="20pt" fo:font-weight="bold" style:font-name-asian="Microsoft JhengHei1" style:font-size-asian="20pt" style:font-weight-asian="bold" style:font-name-complex="Microsoft JhengHei1" style:font-size-complex="20pt"/>
    </style:style>
    <style:style style:name="T16" style:family="text">
      <style:text-properties style:font-name="Microsoft JhengHei" fo:font-size="10pt" fo:font-weight="bold" style:font-name-asian="Microsoft JhengHei1" style:font-size-asian="10pt" style:font-weight-asian="bold" style:font-name-complex="Microsoft JhengHei1" style:font-size-complex="10pt"/>
    </style:style>
    <style:style style:name="T17" style:family="text">
      <style:text-properties style:font-name="Microsoft JhengHei" fo:font-size="14pt" fo:font-weight="bold" style:font-name-asian="Microsoft JhengHei1" style:font-size-asian="14pt" style:font-weight-asian="bold" style:font-name-complex="Microsoft JhengHei1" style:font-size-complex="14pt"/>
    </style:style>
    <style:style style:name="T18" style:family="text">
      <style:text-properties fo:font-size="13pt" style:font-size-asian="13pt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【數戰數決－理想的生活】活動回饋表</text:span></text:p>
      <text:p text:style-name="P2"><text:span text:style-name="T2">組別編號：_____________</text:span></text:p>
      <text:p text:style-name="P3"><text:span text:style-name="T5">各位小朋友們：</text:span></text:p>
      <text:p text:style-name="P3"><text:span text:style-name="T5">　　覺得這次的課程如何？很感謝你們來參與本次的活動，也希望各位能將此次學到的內容運用在生活中。以下是一些是學長姐們想問的問題，請各位先將題目完整閱讀再作答，也可以寫出額外原因，照著心中的想法填寫就可以了，請認真作答，不要填「無」或空白喔！填寫完記得交給該關卡的學長姐喔～</text:span></text:p>
      <text:p text:style-name="P3"><text:span text:style-name="T5">　　　　祝　　　　　學業進步　健康快樂</text:span></text:p>
      <text:p text:style-name="P4"><text:span text:style-name="T8">［雞心解剖］</text:span></text:p>
      <text:list xml:id="list3495000023" text:style-name="WWNum4">
        <text:list-item>
          <text:p text:style-name="P5"><text:span text:style-name="T5">哪邊心室的肌肉比較厚</text:span><text:span text:style-name="T9">？</text:span></text:p>
        </text:list-item>
      </text:list>
      <text:p text:style-name="P6"><text:span text:style-name="T11">答：___________________________________________________</text:span><text:span text:style-name="T12">_____________</text:span></text:p>
      <text:list xml:id="list145444257140205" text:continue-numbering="true" text:style-name="WWNum4">
        <text:list-item>
          <text:p text:style-name="P5"><text:span text:style-name="T9">在解剖雞心時，有哪些技術或方法可以幫助我們更好地觀察其結構？</text:span></text:p>
        </text:list-item>
      </text:list>
      <text:p text:style-name="P6"><text:span text:style-name="T11">答：</text:span><text:span text:style-name="T12">________________________________________________________________</text:span></text:p>
      <text:list xml:id="list145443554853743" text:continue-numbering="true" text:style-name="WWNum4">
        <text:list-item>
          <text:p text:style-name="P5"><text:span text:style-name="T9">你對雞心解剖和人體循環系統感興趣嗎？為什麼？</text:span></text:p>
        </text:list-item>
      </text:list>
      <text:p text:style-name="P6"><text:span text:style-name="T11">答：</text:span><text:span text:style-name="T12">________________________________________________________________</text:span></text:p>
      <text:list xml:id="list145445528943630" text:continue-numbering="true" text:style-name="WWNum4">
        <text:list-item>
          <text:p text:style-name="P5"><text:span text:style-name="T9">你對於本關關主「講解的風格」和「解釋的清晰程度」滿意度是多少？</text:span></text:p>
        </text:list-item>
      </text:list>
      <text:p text:style-name="P7"><text:span text:style-name="T5"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<text:list xml:id="list145443625318654" text:continue-numbering="true" text:style-name="WWNum4">
        <text:list-item>
          <text:p text:style-name="P5"><text:span text:style-name="T9">你對於本關卡整體的時間、流程安排滿意度為何？</text:span></text:p>
        </text:list-item>
      </text:list>
      <text:p text:style-name="P7"><text:span text:style-name="T5"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<text:list xml:id="list145443457507109" text:continue-numbering="true" text:style-name="WWNum4">
        <text:list-item>
          <text:p text:style-name="P5"><text:span text:style-name="T9">你對本關卡整體的滿意度為多少？</text:span></text:p>
        </text:list-item>
      </text:list>
      <text:p text:style-name="P7"><text:span text:style-name="T5"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<text:list xml:id="list145443739479240" text:continue-numbering="true" text:style-name="WWNum4">
        <text:list-item>
          <text:p text:style-name="P5"><text:span text:style-name="T9">你認為本關卡有什麼需要改進的地方，或者有什麼部分做得非常好？</text:span></text:p>
        </text:list-item>
      </text:list>
      <text:p text:style-name="P8"><text:span text:style-name="T11">答：</text:span><text:span text:style-name="T12">________________________________________________________________</text:span></text:p>
      <text:p text:style-name="P1"><draw:rect text:anchor-type="as-char" style:rel-width="100%" draw:z-index="0" draw:style-name="gr1" draw:text-style-name="P19" svg:width="0.0012in" svg:height="0.0213in"><text:p/></draw:rect></text:p>
      <text:p text:style-name="P4"><text:span text:style-name="T8">［超級６６６６貫棋］</text:span></text:p>
      <text:list xml:id="list3655599518" text:style-name="WWNum1">
        <text:list-item>
          <text:p text:style-name="P9"><text:span text:style-name="T9">研究必勝法為何在那四格，不能是其他的？</text:span><text:span text:style-name="T5"><text:line-break/></text:span><text:span text:style-name="T11">答：________________________________________________________________</text:span></text:p>
        </text:list-item>
        <text:list-item>
          <text:p text:style-name="P9"><text:span text:style-name="T9">今天教的定理你覺得可以用在什麼地方（ｅｘ：某種遊戲）？</text:span><text:span text:style-name="T5"><text:line-break/></text:span><text:span text:style-name="T11">答：________________________________________________________________</text:span></text:p>
        </text:list-item>
        <text:list-item>
          <text:p text:style-name="P9"><text:span text:style-name="T9">你對於本關關主「講解的風格」和「解釋的清晰程度」滿意度是多少？</text:span><text:span text:style-name="T5"><text:line-break/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9"><text:soft-page-break/><text:span text:style-name="T9">你對於本關卡整體的時間、流程安排滿意度為何？</text:span><text:span text:style-name="T5"><text:line-break/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9"><text:span text:style-name="T9">你對本關卡整體的滿意度為多少？</text:span><text:span text:style-name="T5"><text:line-break/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9"><text:span text:style-name="T9">你認為本關卡有什麼需要改進的地方，或者有什麼部分做得非常好？</text:span></text:p>
        </text:list-item>
      </text:list>
      <text:p text:style-name="P8"><text:span text:style-name="T12"><text:s/></text:span><text:span text:style-name="T11">答：________________________________________________________________</text:span></text:p>
      <text:p text:style-name="P11"><text:span text:style-name="T15">【數戰數決－理想的生活】活動回饋表</text:span></text:p>
      <text:p text:style-name="P2"><text:span text:style-name="T2">組別編號：_____________</text:span></text:p>
      <text:p text:style-name="P3"><text:span text:style-name="T5">各位小朋友們：</text:span></text:p>
      <text:p text:style-name="P3"><text:span text:style-name="T5">　　覺得這次的課程如何？很感謝你們來參與本次的活動，也希望各位能將此次學到的內容運用在生活中。以下是一些是學長姐們想問的問題，請各位先將題目完整閱讀再作答，也可以寫出額外原因，照著心中的想法填寫就可以了，請認真作答，不要填「無」或空白喔！填寫完記得交給該關卡的學長姐喔～</text:span></text:p>
      <text:p text:style-name="P3"><text:span text:style-name="T5">　　　　祝　　　　　學業進步　健康快樂</text:span></text:p>
      <text:p text:style-name="P4"><text:span text:style-name="T17">［１Ａ２Ｂ猜數字］</text:span></text:p>
      <text:list xml:id="list380580467" text:style-name="WWNum2">
        <text:list-item>
          <text:p text:style-name="P13"><text:span text:style-name="T5">在1A2B中，三個不重複的數的組合總共有幾種？相當於哪些數相乘？</text:span></text:p>
        </text:list-item>
      </text:list>
      <text:p text:style-name="P7"><text:span text:style-name="T12"><text:s/>答：_____________________________________________________________</text:span></text:p>
      <text:list xml:id="list145443765361154" text:continue-numbering="true" text:style-name="WWNum2">
        <text:list-item>
          <text:p text:style-name="P15"><text:span text:style-name="T5">你認為此遊戲是否有我們還沒發現的速算公式？原因為何？</text:span></text:p>
        </text:list-item>
      </text:list>
      <text:p text:style-name="P7"><text:span text:style-name="T12"><text:s/>答：_____________________________________________________________</text:span></text:p>
      <text:list xml:id="list145444641749825" text:continue-numbering="true" text:style-name="WWNum2">
        <text:list-item>
          <text:p text:style-name="P16"><text:span text:style-name="T5">你對於本關關主「講解的風格」和「解釋的清晰程度」滿意度是多少？<text:line-break/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15"><text:span text:style-name="T5">你對於本關卡整體的時間、流程安排滿意度為何？<text:line-break/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15"><text:span text:style-name="T5">你對本關卡整體的滿意度為多少？<text:line-break/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15"><text:span text:style-name="T5">你認為本關卡有什麼需要改進的地方，或者有什麼部分做得非常好？</text:span></text:p>
        </text:list-item>
      </text:list>
      <text:p text:style-name="P12"><text:span text:style-name="T12"><text:s/>答：_____________________________________________________________</text:span></text:p>
      <text:p text:style-name="P1"><draw:rect text:anchor-type="as-char" style:rel-width="100%" draw:z-index="1" draw:style-name="gr1" draw:text-style-name="P19" svg:width="0.0012in" svg:height="0.0213in"><text:p/></draw:rect></text:p>
      <text:p text:style-name="P4"><text:span text:style-name="T8">［彩虹試管］</text:span></text:p>
      <text:list xml:id="list843136409" text:style-name="WWNum3">
        <text:list-item>
          <text:p text:style-name="P14"><text:span text:style-name="T9">密度和質量的關係是什麼？</text:span></text:p>
        </text:list-item>
      </text:list>
      <text:p text:style-name="P6"><text:span text:style-name="T11">答：________________________________________________________________</text:span></text:p>
      <text:list xml:id="list145444164081960" text:continue-numbering="true" text:style-name="WWNum3">
        <text:list-item>
          <text:p text:style-name="P10"><text:span text:style-name="T9">在將食鹽水滴入試管時需要注意什麼？</text:span></text:p>
        </text:list-item>
      </text:list>
      <text:p text:style-name="P6"><text:span text:style-name="T11">答：________________________________________________________________</text:span></text:p>
      <text:list xml:id="list145444819075634" text:continue-numbering="true" text:style-name="WWNum3">
        <text:list-item>
          <text:p text:style-name="P10"><text:span text:style-name="T9">你認為此實驗有趣嗎</text:span><text:span text:style-name="T5">？有趣的點在哪？</text:span></text:p>
        </text:list-item>
      </text:list>
      <text:p text:style-name="P6"><text:span text:style-name="T12">答：________________________________________________________________</text:span></text:p>
      <text:list xml:id="list145444075807392" text:continue-numbering="true" text:style-name="WWNum3">
        <text:list-item>
          <text:p text:style-name="P17"><text:span text:style-name="T9">你對於本關關主「講解的風格」和「解釋的清晰程度」滿意度是多少？<text:line-break/></text:span><text:span text:style-name="T5"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  </text:list-item>
        <text:list-item>
          <text:p text:style-name="P10"><text:span text:style-name="T9">你對於本關卡整體的時間、流程安排滿意度為何？</text:span></text:p>
        </text:list-item>
      </text:list>
      <text:p text:style-name="P7"><text:span text:style-name="T5"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<text:list xml:id="list145444746469617" text:continue-numbering="true" text:style-name="WWNum3">
        <text:list-item>
          <text:p text:style-name="P10"><text:soft-page-break/><text:span text:style-name="T9">你對本關卡整體的滿意度為多少？</text:span></text:p>
        </text:list-item>
      </text:list>
      <text:p text:style-name="P7"><text:span text:style-name="T5">非常不滿意　　</text:span><text:span text:style-name="T4">□</text:span><text:span text:style-name="T5">１　</text:span><text:span text:style-name="T4">□</text:span><text:span text:style-name="T5">２　</text:span><text:span text:style-name="T4">□</text:span><text:span text:style-name="T5">３　</text:span><text:span text:style-name="T4">□</text:span><text:span text:style-name="T5">４　</text:span><text:span text:style-name="T4">□</text:span><text:span text:style-name="T5">５　　非常滿意</text:span></text:p>
      <text:list xml:id="list145444410716272" text:continue-numbering="true" text:style-name="WWNum3">
        <text:list-item>
          <text:p text:style-name="P10"><text:span text:style-name="T9">你認為本關卡有什麼需要改進的地方，或者有什麼部分做得非常好？</text:span></text:p>
        </text:list-item>
      </text:list>
      <text:p text:style-name="P8"><text:span text:style-name="T12">答：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FKai-SB" svg:font-family="DFKai-SB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Linux Libertine G" svg:font-family="'Linux Libertine G'" style:font-family-generic="system" style:font-pitch="variable"/>
    <style:font-face style:name="Microsoft JhengHei1" svg:font-family="'Microsoft Jheng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fo:font-size="13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.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fo:font-size="13.5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fo:text-indent="-0.3335in" fo:margin-left="0.863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1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299in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fo:text-indent="-0.3335in" fo:margin-left="1.863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299in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fo:text-indent="-0.3335in" fo:margin-left="2.863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1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02:46:00</meta:creation-date>
    <meta:document-statistic meta:table-count="0" meta:image-count="0" meta:object-count="0" meta:page-count="4" meta:paragraph-count="59" meta:word-count="1273" meta:character-count="2332" meta:non-whitespace-character-count="2199"/>
    <meta:generator>LibreOfficeDev/6.0.5.2$Linux_X86_64 LibreOffice_project/</meta:generator>
  </office:meta>
</office:document-meta>
</file>